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daaba" officeooo:paragraph-rsid="0000b2c1"/>
    </style:style>
    <style:style style:name="P3" style:family="paragraph" style:parent-style-name="Standard">
      <style:text-properties officeooo:paragraph-rsid="000daaba"/>
    </style:style>
    <style:style style:name="P4" style:family="paragraph" style:parent-style-name="Standard">
      <style:text-properties officeooo:paragraph-rsid="004130bb"/>
    </style:style>
    <style:style style:name="P5" style:family="paragraph" style:parent-style-name="Standard">
      <style:text-properties officeooo:paragraph-rsid="0044c721"/>
    </style:style>
    <style:style style:name="P6" style:family="paragraph" style:parent-style-name="Text_20_body">
      <style:paragraph-properties fo:margin-top="0in" fo:margin-bottom="0in" loext:contextual-spacing="false"/>
      <style:text-properties officeooo:paragraph-rsid="004130bb"/>
    </style:style>
    <style:style style:name="P7" style:family="paragraph" style:parent-style-name="Text_20_body">
      <style:paragraph-properties fo:margin-top="0in" fo:margin-bottom="0in" loext:contextual-spacing="false"/>
      <style:text-properties officeooo:rsid="0044c721" officeooo:paragraph-rsid="0044c721"/>
    </style:style>
    <style:style style:name="P8" style:family="paragraph" style:parent-style-name="Text_20_body">
      <style:paragraph-properties fo:margin-top="0in" fo:margin-bottom="0in" loext:contextual-spacing="false"/>
      <style:text-properties officeooo:rsid="0048744d" officeooo:paragraph-rsid="0048744d"/>
    </style:style>
    <style:style style:name="P9" style:family="paragraph" style:parent-style-name="Text_20_body">
      <style:paragraph-properties fo:margin-top="0in" fo:margin-bottom="0in" loext:contextual-spacing="false"/>
      <style:text-properties officeooo:paragraph-rsid="0044c721"/>
    </style:style>
    <style:style style:name="P10" style:family="paragraph" style:parent-style-name="Text_20_body">
      <style:paragraph-properties fo:text-align="center" style:justify-single-word="false"/>
    </style:style>
    <style:style style:name="P11" style:family="paragraph" style:parent-style-name="Text_20_body">
      <style:paragraph-properties fo:margin-top="0.0398in" fo:margin-bottom="0.0398in" loext:contextual-spacing="false"/>
      <style:text-properties officeooo:paragraph-rsid="0048744d"/>
    </style:style>
    <style:style style:name="P12" style:family="paragraph" style:parent-style-name="Text_20_body" style:list-style-name="L4"/>
    <style:style style:name="P13" style:family="paragraph" style:parent-style-name="Text_20_body">
      <style:paragraph-properties fo:text-align="start" style:justify-single-word="false"/>
    </style:style>
    <style:style style:name="P14" style:family="paragraph" style:parent-style-name="Text_20_body" style:list-style-name="L1">
      <style:paragraph-properties fo:margin-top="0in" fo:margin-bottom="0in" loext:contextual-spacing="false"/>
      <style:text-properties officeooo:paragraph-rsid="004130bb"/>
    </style:style>
    <style:style style:name="P15" style:family="paragraph" style:parent-style-name="Text_20_body" style:list-style-name="L1">
      <style:paragraph-properties fo:margin-top="0in" fo:margin-bottom="0in" loext:contextual-spacing="false"/>
      <style:text-properties officeooo:paragraph-rsid="00545840"/>
    </style:style>
    <style:style style:name="P16" style:family="paragraph" style:parent-style-name="Text_20_body" style:list-style-name="L2">
      <style:paragraph-properties fo:margin-top="0in" fo:margin-bottom="0in" loext:contextual-spacing="false"/>
    </style:style>
    <style:style style:name="P17" style:family="paragraph" style:parent-style-name="Text_20_body" style:list-style-name="L4">
      <style:paragraph-properties fo:margin-top="0in" fo:margin-bottom="0in" loext:contextual-spacing="false"/>
    </style:style>
    <style:style style:name="T1" style:family="text">
      <style:text-properties officeooo:rsid="000daaba"/>
    </style:style>
    <style:style style:name="T2" style:family="text">
      <style:text-properties fo:font-style="normal" officeooo:rsid="003a73e7" style:font-style-asian="normal" style:font-style-complex="normal"/>
    </style:style>
    <style:style style:name="T3" style:family="text">
      <style:text-properties fo:font-style="normal" officeooo:rsid="004130bb" style:font-style-asian="normal" style:font-style-complex="normal"/>
    </style:style>
    <style:style style:name="T4" style:family="text">
      <style:text-properties fo:font-style="normal" officeooo:rsid="0044c721" style:font-style-asian="normal" style:font-style-complex="normal"/>
    </style:style>
    <style:style style:name="T5" style:family="text">
      <style:text-properties fo:font-style="normal" officeooo:rsid="004f3359" style:font-style-asian="normal" style:font-style-complex="normal"/>
    </style:style>
    <style:style style:name="T6" style:family="text">
      <style:text-properties fo:font-style="normal" officeooo:rsid="0050f657" style:font-style-asian="normal" style:font-style-complex="normal"/>
    </style:style>
    <style:style style:name="T7" style:family="text">
      <style:text-properties fo:font-style="normal" officeooo:rsid="00513a90" style:font-style-asian="normal" style:font-style-complex="normal"/>
    </style:style>
    <style:style style:name="T8" style:family="text">
      <style:text-properties fo:font-style="normal" officeooo:rsid="00545840" style:font-style-asian="normal" style:font-style-complex="normal"/>
    </style:style>
    <style:style style:name="T9" style:family="text">
      <style:text-properties fo:font-size="12pt" fo:font-style="normal" fo:font-weight="normal" officeooo:rsid="003a73e7"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officeooo:rsid="0050f657" style:font-size-asian="12pt" style:font-style-asian="normal" style:font-weight-asian="normal" style:font-size-complex="12pt" style:font-style-complex="normal" style:font-weight-complex="normal"/>
    </style:style>
    <style:style style:name="T11" style:family="text">
      <style:text-properties fo:font-size="12pt" fo:font-style="normal" fo:font-weight="normal" officeooo:rsid="00513a90" style:font-size-asian="12pt" style:font-style-asian="normal" style:font-weight-asian="normal" style:font-size-complex="12pt" style:font-style-complex="normal" style:font-weight-complex="normal"/>
    </style:style>
    <style:style style:name="T12" style:family="text">
      <style:text-properties fo:font-size="12pt" fo:font-style="normal" fo:font-weight="normal" officeooo:rsid="00545840" style:font-size-asian="12pt" style:font-style-asian="normal" style:font-weight-asian="normal" style:font-size-complex="12pt" style:font-style-complex="normal" style:font-weight-complex="normal"/>
    </style:style>
    <style:style style:name="T13" style:family="text">
      <style:text-properties officeooo:rsid="004130bb"/>
    </style:style>
    <style:style style:name="T14" style:family="text">
      <style:text-properties officeooo:rsid="0044c721"/>
    </style:style>
    <style:style style:name="T15" style:family="text">
      <style:text-properties fo:font-weight="normal" style:font-weight-asian="normal" style:font-weight-complex="normal"/>
    </style:style>
    <style:style style:name="T16" style:family="text">
      <style:text-properties officeooo:rsid="0050f657"/>
    </style:style>
    <style:style style:name="T17" style:family="text">
      <style:text-properties officeooo:rsid="00513a90"/>
    </style:style>
    <style:style style:name="T18" style:family="text">
      <style:text-properties officeooo:rsid="00545840"/>
    </style:style>
    <style:style style:name="T19" style:family="text">
      <style:text-properties fo:font-weight="bold" style:font-weight-asian="bold" style:font-weight-complex="bol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4">IT 511</text:span><text:span text:style-name="T3">: </text:span><text:span text:style-name="T4">Object Oriented Application Development</text:span></text:p>
      <text:p text:style-name="Standard"><text:span text:style-name="T2">Module</text:span><text:span text:style-name="Emphasis"><text:span text:style-name="T9"> </text:span></text:span><text:span text:style-name="Emphasis"><text:span text:style-name="T12">Eight</text:span></text:span><text:span text:style-name="Emphasis"><text:span text:style-name="T9">: </text:span></text:span><text:span text:style-name="Strong_20_Emphasis"><text:span text:style-name="T12">Inheritance</text:span></text:span></text:p>
      <text:p text:style-name="P5"><text:span text:style-name="Emphasis"><text:span text:style-name="T4">ZyBooks: </text:span></text:span><text:span text:style-name="Emphasis"><text:span text:style-name="T14">Programming in Java: Early Objects</text:span></text:span></text:p>
      <text:p text:style-name="P3"><text:span text:style-name="T2">Chapter</text:span><text:span text:style-name="T5"> </text:span><text:span text:style-name="T8">11</text:span></text:p>
      <text:p text:style-name="P2"><text:span text:style-name="T16">5/</text:span><text:span text:style-name="T18">9</text:span><text:span text:style-name="T16">/</text:span><text:span text:style-name="T13">22</text:span></text:p>
      <text:p text:style-name="P1"/>
      <text:p text:style-name="P1">Learning Object<text:span text:style-name="T1">i</text:span>ves</text:p>
      <text:list xml:id="list2867089260" text:style-name="L1">
        <text:list-header>
          <text:p text:style-name="P14"/>
        </text:list-header>
        <text:list-item>
          <text:p text:style-name="P15">Complete the zyBooks activity, including the reading and practice exercises.</text:p>
        </text:list-item>
        <text:list-item>
          <text:p text:style-name="P15">Complete Stepping Stone Lab Six.</text:p>
        </text:list-item>
      </text:list>
      <text:p text:style-name="P6"/>
      <text:p text:style-name="P8">Textbook Sections</text:p>
      <text:p text:style-name="P8"/>
      <text:p text:style-name="P11"><text:span text:style-name="Strong_20_Emphasis"><text:span text:style-name="T15">Chapter 11: Inheritance</text:span></text:span></text:p>
      <text:list xml:id="list3993554261" text:style-name="L4">
        <text:list-item>
          <text:p text:style-name="P17">11.1 Derived Classes </text:p>
        </text:list-item>
        <text:list-item>
          <text:p text:style-name="P17">11.2 Access by Members of Derived Classes (Optional) </text:p>
        </text:list-item>
        <text:list-item>
          <text:p text:style-name="P17">11.3 Overriding Member Methods </text:p>
        </text:list-item>
        <text:list-item>
          <text:p text:style-name="P17">11.4 The Object Class </text:p>
        </text:list-item>
        <text:list-item>
          <text:p text:style-name="P17">11.5 Polymorphism (Optional) </text:p>
        </text:list-item>
        <text:list-item>
          <text:p text:style-name="P17">11.6 ArrayLists of Objects </text:p>
        </text:list-item>
        <text:list-item>
          <text:p text:style-name="P17">11.7 Is-a Versus Has-a Relationships (Optional) </text:p>
        </text:list-item>
        <text:list-item>
          <text:p text:style-name="P12">11.8 Java Example: Employees and Overriding Class Methods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text:soft-page-break/>Module Overview</text:p>
      <text:p text:style-name="P9"/>
      <text:section text:style-name="Sect1" text:name="d2l_read_element_1">
        <text:section text:style-name="Sect1" text:name="Section1">
          <text:section text:style-name="Sect1" text:name="Section2">
            <text:p text:style-name="P13"><text:bookmark text:name="d2l_read_element_1"/>Inheritance is one of the key concepts of object-oriented programming. In simplest terms, inheritance is the principle that a new subclass, also called a derived class, is built that acquires, or <text:span text:style-name="Strong_20_Emphasis">inherits</text:span>, all the features of the parent, also known as a superclass or base class. The key concept here is that a programmer can then modify the new class with more specialized attributes and/or behaviors, while at the same time having the existing features of the superclass. For example, let’s start with the base/superclass “Pet.” We can provide this class with specific attributes and behaviors we know are common to all pets, such as name, age, weight, eating, and sleeping. You then need a specific type of pet, such as the dog from Module Six, Rayne. We could write the code out for a Dog class that has all the features we described in the Pet class; however, with inheritance, we can simply declare that the Dog class is a subclass of or, in Java-speak, <text:span text:style-name="Emphasis">extends</text:span> the Pet class. Now, our Dog class can do all the things we defined in the Pet class, but we can apply new features to this Dog class that are relevant to dogs but not to all pets. Furthermore, we can override the methods in the base class, creating a more specialized version without adding a whole new method, just a method that takes the pet concept and applies it in a way that is more appropriate to dogs.</text:p>
            <text:section text:style-name="Sect1" text:name="Section3">
              <text:p text:style-name="P13">As you can see, inheritance is a powerful tool. It allows programmers the ability to reduce duplicated code and keep code more manageable and easy to understand. In fact, take a look at the API documentation for any of the object-oriented programming languages and you will see that they are built largely on these same principles: a hierarchy of more and more specialized subclasses.</text:p>
              <text:p text:style-name="P13">In this module, you will explore the basic ideas of inheritance including derived classes, overriding methods, and use of lists of objects. Inheritance principles open a whole new way of structuring your thoughts about and organization of your programs.</text:p>
              <text:p text:style-name="P13">In Module Eight, you will also complete the sixth stepping stone lab in which you will develop a driver application, another key functionality for most object-oriented programs. Keep in mind that your final project is due in Module Nine. As you develop your final project, be sure to take into account the feedback you have received on the final project milestones and the stepping stone labs. Keep a careful eye on the critical elements in the Final Project Guidelines and Rubric document and make sure that you fulfill all the requirements.</text:p>
            </text:section>
            <text:p text:style-name="P13"/>
          </text:section>
        </text:section>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2-05-09T18:25:42.630387522</dc:date>
    <meta:editing-duration>P2DT7H3M25S</meta:editing-duration>
    <meta:editing-cycles>37</meta:editing-cycles>
    <meta:generator>LibreOffice/6.4.7.2$Linux_X86_64 LibreOffice_project/40$Build-2</meta:generator>
    <meta:document-statistic meta:table-count="0" meta:image-count="0" meta:object-count="0" meta:page-count="2" meta:paragraph-count="23" meta:word-count="532" meta:character-count="3170" meta:non-whitespace-character-count="2663"/>
  </office:meta>
</office:document-meta>
</file>